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LT363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Vin (min)</text:p>
          </table:table-cell>
          <table:table-cell office:value-type="string" calcext:value-type="string">
            <text:p>Vin (nom)</text:p>
          </table:table-cell>
          <table:table-cell office:value-type="string" calcext:value-type="string">
            <text:p>Vin (max)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office:value-type="string" calcext:value-type="string">
            <text:p>freq</text:p>
          </table:table-cell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iset</text:p>
          </table:table-cell>
          <table:table-cell table:formula="of:=[.B10]*2.2*400000" office:value-type="float" office:value="176000" calcext:value-type="float">
            <text:p>176000</text:p>
          </table:table-cell>
          <table:table-cell office:value-type="string" calcext:value-type="string">
            <text:p>ohm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ductor</text:p>
          </table:table-cell>
          <table:table-cell table:formula="of:=([.A8]/([.B8]*[.B10]))*(1-([.A8]/[.B5]))" office:value-type="float" office:value="0.00023546511627907" calcext:value-type="float">
            <text:p>0.0002354651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n Inductor</text:p>
          </table:table-cell>
          <table:table-cell table:formula="of:=([.C5]*0.00000015*1.2)/([.B10]*2)" office:value-type="float" office:value="0.000045" calcext:value-type="float">
            <text:p>0.00004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eck if min on time is viola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osen</text:p>
          </table:table-cell>
          <table:table-cell office:value-type="float" office:value="0.00022" calcext:value-type="float">
            <text:p>0.000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oose value based on next standard size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Irms</text:p>
          </table:table-cell>
          <table:table-cell table:style-name="Default" table:formula="of:=[.B10]*([.A8]/[.B5])*SQRT(([.B5]/[.A8])-1)" office:value-type="float" office:value="0.0468014227848793" calcext:value-type="float">
            <text:p>0.0468014228</text:p>
          </table:table-cell>
          <table:table-cell table:style-name="Default" office:value-type="string" calcext:value-type="string">
            <text:p>A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Cin</text:p>
          </table:table-cell>
          <table:table-cell table:style-name="Default" table:formula="of:=(1000*[.B18]*([.B10]*2.2)^2)/(2*[.B5]*1000)" office:value-type="float" office:value="0.000000247627906976744" calcext:value-type="float">
            <text:p>2.47627906976744E-007</text:p>
          </table:table-cell>
          <table:table-cell table:style-name="Default" office:value-type="string" calcext:value-type="string">
            <text:p>F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Cin Chosen</text:p>
          </table:table-cell>
          <table:table-cell table:style-name="Default" office:value-type="string" calcext:value-type="string">
            <text:p>1uF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UVL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OVLO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tot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Ohms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Rbot</text:p>
          </table:table-cell>
          <table:table-cell table:formula="of:=[.B30]*1.21/[.B27]" office:value-type="float" office:value="12964.2857142857" calcext:value-type="float">
            <text:p>12964.2857142857</text:p>
          </table:table-cell>
          <table:table-cell/>
          <table:table-cell table:style-name="ce1"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Rmid</text:p>
          </table:table-cell>
          <table:table-cell table:formula="of:=([.B30]*1.21/[.B26])-[.B32]" office:value-type="float" office:value="32410.7142857143" calcext:value-type="float">
            <text:p>32410.7142857143</text:p>
          </table:table-cell>
          <table:table-cell/>
          <table:table-cell table:style-name="ce1"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Rtop</text:p>
          </table:table-cell>
          <table:table-cell table:formula="of:=[.B30]-[.B32]-[.B33]" office:value-type="float" office:value="1454625" calcext:value-type="float">
            <text:p>1454625</text:p>
          </table:table-cell>
          <table:table-cell/>
          <table:table-cell table:style-name="ce1" office:value-type="float" office:value="1450000" calcext:value-type="float">
            <text:p>1450000</text:p>
          </table:table-cell>
        </table:table-row>
        <table:table-row table:style-name="ro1">
          <table:table-cell table:number-columns-repeated="3"/>
          <table:table-cell table:style-name="ce1" table:formula="of:=SUM([.D32:.D34])" office:value-type="float" office:value="1495000" calcext:value-type="float">
            <text:p>1495000</text:p>
          </table:table-cell>
        </table:table-row>
        <table:table-row table:style-name="ro1">
          <table:table-cell office:value-type="string" calcext:value-type="string">
            <text:p>OVLO 6V check</text:p>
          </table:table-cell>
          <table:table-cell table:formula="of:=[.C5]*([.D32]/[.D35])" office:value-type="float" office:value="0.869565217391304" calcext:value-type="float">
            <text:p>0.8695652174</text:p>
          </table:table-cell>
          <table:table-cell table:style-name="Default"/>
          <table:table-cell table:style-name="ce1" office:value-type="string" calcext:value-type="string">
            <text:p>this must be less than 6V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oft Start Tim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Css</text:p>
          </table:table-cell>
          <table:table-cell table:formula="of:=[.B38]*0.000005/0.8" office:value-type="float" office:value="0.000000625" calcext:value-type="float">
            <text:p>0.00000062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Css Check</text:p>
          </table:table-cell>
          <table:table-cell table:formula="of:=0.00004*[.B5]/[.B10]" office:value-type="float" office:value="0.0172" calcext:value-type="float">
            <text:p>0.0172</text:p>
          </table:table-cell>
          <table:table-cell table:style-name="Default" office:value-type="string" calcext:value-type="string">
            <text:p>s</text:p>
          </table:table-cell>
          <table:table-cell table:style-name="ce2" office:value-type="string" calcext:value-type="string">
            <text:p>SS time must be greater than this valu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2">00/00/0000</text:date>, <text:time style:data-style-name="N2" text:time-value="07:09:06.6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0:19:11.756000000</meta:creation-date>
    <dc:date>2022-03-12T15:20:26.359000000</dc:date>
    <meta:editing-duration>P7DT14H58M31S</meta:editing-duration>
    <meta:editing-cycles>2</meta:editing-cycles>
    <meta:generator>LibreOffice/4.4.3.2$Windows_x86 LibreOffice_project/88805f81e9fe61362df02b9941de8e38a9b5fd16</meta:generator>
    <meta:document-statistic meta:table-count="1" meta:cell-count="68" meta:object-count="0"/>
  </office:meta>
</office:document-meta>
</file>